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="" draw:marker-start-width="0.375cm" draw:marker-start-center="false" draw:marker-end="" draw:marker-end-width="0.278cm" draw:marker-end-center="false" draw:fill="solid" draw:fill-color="#c0c0c0" draw:textarea-horizontal-align="left" draw:textarea-vertical-align="top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2" style:family="graphic" style:parent-style-name="standard">
      <style:graphic-properties draw:stroke="solid" svg:stroke-width="0.05cm" svg:stroke-color="#800000" draw:marker-start="" draw:marker-start-width="0.274cm" draw:marker-start-center="false" draw:marker-end="Arrow" draw:marker-end-width="0.274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203cm" draw:marker-end-center="false" draw:fill="solid" draw:fill-color="#7da647" draw:textarea-horizontal-align="center" draw:textarea-vertical-align="middle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4" style:family="graphic" style:parent-style-name="standard">
      <style:graphic-properties draw:stroke="solid" svg:stroke-width="0.05cm" svg:stroke-color="#000000" draw:marker-start="" draw:marker-start-width="0.375cm" draw:marker-start-center="false" draw:marker-end="" draw:marker-end-width="0.375cm" draw:marker-end-center="false" draw:fill="solid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5cm" svg:stroke-color="#000000" draw:marker-start="" draw:marker-start-width="0.274cm" draw:marker-start-center="false" draw:marker-end="Arrow" draw:marker-end-width="0.274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5cm" svg:stroke-color="#000000" draw:marker-start="" draw:marker-start-width="0.375cm" draw:marker-start-center="false" draw:marker-end="" draw:marker-end-width="0.278cm" draw:marker-end-center="false" draw:fill="solid" draw:fill-color="#c0c0c0" draw:textarea-horizontal-align="left" draw:textarea-vertical-align="top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203cm" draw:marker-end-center="false" draw:fill="solid" draw:fill-color="#94bd5e" draw:textarea-horizontal-align="center" draw:textarea-vertical-align="middle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8" style:family="graphic" style:parent-style-name="standard">
      <style:graphic-properties draw:stroke="solid" svg:stroke-width="0.05cm" svg:stroke-color="#000000" draw:marker-start="" draw:marker-start-width="0.274cm" draw:marker-start-center="false" draw:marker-end="" draw:marker-end-width="0.274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5cm" svg:stroke-color="#000000" draw:marker-start="" draw:marker-start-width="0.375cm" draw:marker-start-center="false" draw:marker-end="" draw:marker-end-width="0.375cm" draw:marker-end-center="false" draw:fill="solid" draw:fill-color="#ffff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5cm" svg:stroke-color="#800000" draw:marker-start="" draw:marker-start-width="0.375cm" draw:marker-start-center="false" draw:marker-end="" draw:marker-end-width="0.3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.05cm" svg:stroke-color="#000000" draw:marker-start="" draw:marker-start-width="0.375cm" draw:marker-start-center="false" draw:marker-end="" draw:marker-end-width="0.278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05cm" draw:shadow-offset-y="0.305cm" draw:shadow-color="#808080" draw:shadow-opacity="50%"/>
    </style:style>
    <style:style style:name="gr1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0pt" style:font-style-asian="normal" style:font-weight-asian="normal" style:font-family-complex="'DejaVu LGC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DejaVu LGC Sans'" style:font-family-generic-asian="system" style:font-pitch-asian="variable" style:font-size-asian="10pt" style:font-style-asian="normal" style:font-weight-asian="normal" style:font-family-complex="'DejaVu LGC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fo:font-family="'Liberation Sans'" style:font-family-generic="roman" style:font-pitch="variable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0pt" style:font-style-asian="normal" style:font-weight-asian="normal" style:font-family-complex="'DejaVu LGC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Liberation Sans'" style:font-family-generic="roman" style:font-pitch="variable" fo:font-style="normal" fo:text-shadow="none" style:text-underline-style="none" fo:font-weight="normal" style:letter-kerning="true" style:font-family-asian="'DejaVu LGC Sans'" style:font-family-generic-asian="system" style:font-pitch-asian="variable" style:font-size-asian="10pt" style:font-style-asian="normal" style:font-weight-asian="normal" style:font-family-complex="'DejaVu LGC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5.415cm" svg:height="1.348cm" svg:x="1.453cm" svg:y="1.591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/>
          </draw:rect>
          <draw:connector draw:style-name="gr2" draw:text-style-name="P2" draw:layer="layout" svg:x1="3.706cm" svg:y1="3.67cm" svg:x2="3.706cm" svg:y2="2.382cm" draw:start-shape="id1" draw:start-glue-point="0" draw:end-shape="id2" draw:end-glue-point="2" svg:d="m3706 3670v-1288">
            <text:p/>
          </draw:connector>
          <draw:rect draw:style-name="gr1" draw:text-style-name="P1" draw:layer="layout" svg:width="5.415cm" svg:height="1.358cm" svg:x="1.453cm" svg:y="4.225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/>
          </draw:rect>
          <draw:rect draw:style-name="gr1" draw:text-style-name="P1" draw:layer="layout" svg:width="5.415cm" svg:height="1.348cm" svg:x="1.453cm" svg:y="6.672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/>
          </draw:rect>
          <draw:rect draw:style-name="gr1" draw:text-style-name="P1" draw:layer="layout" svg:width="5.415cm" svg:height="1.354cm" svg:x="9.1cm" svg:y="6.672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 draw:escape-direction="right"/>
            <text:p/>
          </draw:rect>
          <draw:rect draw:style-name="gr1" draw:text-style-name="P1" draw:layer="layout" svg:width="5.415cm" svg:height="1.354cm" svg:x="9.1cm" svg:y="9.215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/>
          </draw:rect>
          <draw:rect draw:style-name="gr1" draw:text-style-name="P1" draw:layer="layout" svg:width="5.416cm" svg:height="1.348cm" svg:x="9.102cm" svg:y="4.225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/>
          </draw:rect>
          <draw:rect draw:style-name="gr3" draw:text-style-name="P3" draw:id="id2" draw:layer="layout" svg:width="5.412cm" svg:height="1.348cm" svg:x="1cm" svg:y="1.034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 text:style-name="P3"><text:span text:style-name="T1">Received Sample</text:span></text:p>
          </draw:rect>
          <draw:rect draw:style-name="gr3" draw:text-style-name="P3" draw:id="id1" draw:layer="layout" svg:width="5.412cm" svg:height="1.357cm" svg:x="1cm" svg:y="3.67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 text:style-name="P3"><text:span text:style-name="T1">Lab Processing</text:span></text:p>
          </draw:rect>
          <draw:rect draw:style-name="gr3" draw:text-style-name="P3" draw:id="id3" draw:layer="layout" svg:width="5.412cm" svg:height="1.348cm" svg:x="1cm" svg:y="6.119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 text:style-name="P3"><text:span text:style-name="T1">Assemble</text:span></text:p>
          </draw:rect>
          <draw:rect draw:style-name="gr3" draw:text-style-name="P3" draw:id="id4" draw:layer="layout" svg:width="5.411cm" svg:height="1.348cm" svg:x="8.647cm" svg:y="6.119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 draw:escape-direction="right"/>
            <text:p text:style-name="P3"><text:span text:style-name="T2">Review Assembly</text:span></text:p>
          </draw:rect>
          <draw:rect draw:style-name="gr3" draw:text-style-name="P3" draw:id="id5" draw:layer="layout" svg:width="5.411cm" svg:height="1.351cm" svg:x="8.647cm" svg:y="8.644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 text:style-name="P3"><text:span text:style-name="T1">Closure Validation</text:span></text:p>
          </draw:rect>
          <draw:rect draw:style-name="gr3" draw:text-style-name="P3" draw:id="id15" draw:layer="layout" svg:width="5.419cm" svg:height="1.348cm" svg:x="8.647cm" svg:y="3.67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 text:style-name="P3"><text:span text:style-name="T1">Close Sample</text:span></text:p>
          </draw:rect>
          <draw:custom-shape draw:style-name="gr4" draw:text-style-name="P2" draw:id="id6" draw:layer="layout" svg:width="1.616cm" svg:height="1.489cm" svg:x="15.484cm" svg:y="8.5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svg:x1="3.706cm" svg:y1="5.027cm" svg:x2="3.706cm" svg:y2="6.119cm" draw:start-shape="id1" draw:start-glue-point="2" draw:end-shape="id3" draw:end-glue-point="0" svg:d="m3706 5027v1092">
            <text:p/>
          </draw:connector>
          <draw:connector draw:style-name="gr5" draw:text-style-name="P2" draw:layer="layout" svg:x1="6.412cm" svg:y1="6.793cm" svg:x2="11.352cm" svg:y2="6.119cm" draw:start-shape="id3" draw:start-glue-point="1" draw:end-shape="id4" draw:end-glue-point="0" svg:d="m6412 6793h1118v-1175h3822v501">
            <text:p/>
          </draw:connector>
          <draw:connector draw:style-name="gr5" draw:text-style-name="P2" draw:layer="layout" svg:x1="11.352cm" svg:y1="7.467cm" svg:x2="11.352cm" svg:y2="8.644cm" draw:start-shape="id4" draw:start-glue-point="2" draw:end-shape="id5" draw:end-glue-point="0" svg:d="m11352 7467v1177">
            <text:p/>
          </draw:connector>
          <draw:connector draw:style-name="gr5" draw:text-style-name="P2" draw:layer="layout" svg:x1="14.058cm" svg:y1="9.319cm" svg:x2="15.484cm" svg:y2="9.318cm" draw:end-shape="id6" draw:end-glue-point="5" svg:d="m14058 9319h451v-1h975">
            <text:p/>
          </draw:connector>
          <draw:connector draw:style-name="gr5" draw:text-style-name="P2" draw:layer="layout" draw:line-skew="-0.945cm" svg:x1="16.291cm" svg:y1="8.574cm" svg:x2="18.401cm" svg:y2="6.793cm" draw:start-shape="id6" draw:start-glue-point="4" draw:end-shape="id7" draw:end-glue-point="2" svg:d="m16291 8574v-1780h2110v-1">
            <text:p/>
          </draw:connector>
          <draw:rect draw:style-name="gr6" draw:text-style-name="P4" draw:layer="layout" svg:width="5.412cm" svg:height="1.348cm" svg:x="18.96cm" svg:y="6.678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 text:style-name="P4"><text:span text:style-name="T3"/></text:p>
            <text:p text:style-name="P4"><text:span text:style-name="T3"/></text:p>
          </draw:rect>
          <draw:rect draw:style-name="gr6" draw:text-style-name="P4" draw:layer="layout" svg:width="5.412cm" svg:height="1.348cm" svg:x="18.96cm" svg:y="9.221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 text:style-name="P4"><text:span text:style-name="T3"/></text:p>
            <text:p text:style-name="P4"><text:span text:style-name="T3"/></text:p>
          </draw:rect>
          <draw:rect draw:style-name="gr1" draw:text-style-name="P1" draw:layer="layout" svg:width="5.412cm" svg:height="1.348cm" svg:x="28.903cm" svg:y="9.221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/>
          </draw:rect>
          <draw:rect draw:style-name="gr1" draw:text-style-name="P5" draw:layer="layout" svg:width="5.412cm" svg:height="1.351cm" svg:x="28.903cm" svg:y="6.675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/>
          </draw:rect>
          <draw:rect draw:style-name="gr3" draw:text-style-name="P3" draw:id="id8" draw:layer="layout" svg:width="5.419cm" svg:height="1.348cm" svg:x="18.501cm" svg:y="6.119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 text:style-name="P3"><text:span text:style-name="T1">Final Checks</text:span></text:p>
          </draw:rect>
          <draw:rect draw:style-name="gr3" draw:text-style-name="P3" draw:id="id9" draw:layer="layout" svg:width="5.419cm" svg:height="1.348cm" svg:x="18.501cm" svg:y="8.645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 text:style-name="P3"><text:span text:style-name="T1">Annotation and </text:span></text:p>
            <text:p text:style-name="P3"><text:span text:style-name="T1">Submission Creation</text:span></text:p>
          </draw:rect>
          <draw:rect draw:style-name="gr1" draw:text-style-name="P1" draw:layer="layout" svg:width="5.415cm" svg:height="1.351cm" svg:x="36.728cm" svg:y="13.016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/>
          </draw:rect>
          <draw:rect draw:style-name="gr6" draw:text-style-name="P5" draw:layer="layout" svg:width="5.415cm" svg:height="1.348cm" svg:x="36.728cm" svg:y="9.221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 text:style-name="P5"><text:span text:style-name="T4"/></text:p>
            <text:p text:style-name="P5"><text:span text:style-name="T4"/></text:p>
          </draw:rect>
          <draw:rect draw:style-name="gr7" draw:text-style-name="P6" draw:id="id13" draw:layer="layout" svg:width="5.412cm" svg:height="1.348cm" svg:x="36.276cm" svg:y="8.645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 text:style-name="P6"><text:span text:style-name="T5">Submitted to </text:span></text:p>
            <text:p text:style-name="P6"><text:span text:style-name="T5">GenBank</text:span></text:p>
          </draw:rect>
          <draw:rect draw:style-name="gr3" draw:text-style-name="P3" draw:id="id12" draw:layer="layout" svg:width="5.415cm" svg:height="1.348cm" svg:x="28.451cm" svg:y="8.645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 text:style-name="P3"><text:span text:style-name="T2">Deliver Data</text:span></text:p>
          </draw:rect>
          <draw:rect draw:style-name="gr3" draw:text-style-name="P6" draw:id="id11" draw:layer="layout" svg:width="5.415cm" svg:height="1.351cm" svg:x="28.45cm" svg:y="6.116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 text:style-name="P6"><text:span text:style-name="T5">Collaborator </text:span></text:p>
            <text:p text:style-name="P6"><text:span text:style-name="T5">Review</text:span></text:p>
          </draw:rect>
          <draw:connector draw:style-name="gr5" draw:text-style-name="P2" draw:layer="layout" svg:x1="21.21cm" svg:y1="7.467cm" svg:x2="21.21cm" svg:y2="8.645cm" draw:start-shape="id8" draw:start-glue-point="2" draw:end-shape="id9" draw:end-glue-point="0" svg:d="m21210 7467v1178">
            <text:p/>
          </draw:connector>
          <draw:custom-shape draw:style-name="gr4" draw:text-style-name="P2" draw:id="id10" draw:layer="layout" svg:width="1.619cm" svg:height="1.489cm" svg:x="25.375cm" svg:y="8.5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8" draw:text-style-name="P2" draw:layer="layout" svg:x1="23.92cm" svg:y1="9.319cm" svg:x2="25.375cm" svg:y2="9.318cm" draw:end-shape="id10" draw:end-glue-point="5" svg:d="m23920 9319h465v-1h990">
            <text:p/>
          </draw:connector>
          <draw:connector draw:style-name="gr5" draw:text-style-name="P2" draw:layer="layout" svg:x1="26.184cm" svg:y1="8.574cm" svg:x2="31.157cm" svg:y2="7.467cm" draw:start-shape="id10" draw:start-glue-point="4" draw:end-shape="id11" svg:d="m26184 8574v-566h4973v-541">
            <text:p/>
          </draw:connector>
          <draw:connector draw:style-name="gr5" draw:text-style-name="P2" draw:layer="layout" svg:x1="31.157cm" svg:y1="7.467cm" svg:x2="31.158cm" svg:y2="8.645cm" draw:start-shape="id11" draw:start-glue-point="2" draw:end-shape="id12" draw:end-glue-point="0" svg:d="m31157 7467v589h1v589">
            <text:p/>
          </draw:connector>
          <draw:connector draw:style-name="gr5" draw:text-style-name="P2" draw:layer="layout" svg:x1="33.866cm" svg:y1="9.319cm" svg:x2="36.276cm" svg:y2="9.319cm" draw:start-shape="id12" draw:start-glue-point="1" draw:end-shape="id13" svg:d="m33866 9319h2410">
            <text:p/>
          </draw:connector>
          <draw:connector draw:style-name="gr5" draw:text-style-name="P2" draw:layer="layout" draw:line-skew="0.221cm 2.664cm" svg:x1="26.184cm" svg:y1="10.063cm" svg:x2="36.276cm" svg:y2="9.319cm" draw:start-shape="id10" draw:start-glue-point="6" draw:end-shape="id13" draw:end-glue-point="3" svg:d="m26184 10063v746h8127v-1490h1965">
            <text:p/>
          </draw:connector>
          <draw:connector draw:style-name="gr5" draw:text-style-name="P2" draw:layer="layout" svg:x1="38.982cm" svg:y1="9.993cm" svg:x2="38.983cm" svg:y2="12.366cm" draw:start-shape="id13" draw:start-glue-point="2" draw:end-shape="id14" svg:d="m38982 9993v1187h1v1186">
            <text:p/>
          </draw:connector>
          <draw:connector draw:style-name="gr5" draw:text-style-name="P2" draw:layer="layout" draw:type="line" svg:x1="11.356cm" svg:y1="5.018cm" svg:x2="11.352cm" svg:y2="6.119cm" draw:start-shape="id15" draw:start-glue-point="2" draw:end-shape="id4" draw:end-glue-point="0" svg:d="m11356 5018-4 1101">
            <text:p/>
          </draw:connector>
          <draw:connector draw:style-name="gr2" draw:text-style-name="P2" draw:layer="layout" svg:x1="6.412cm" svg:y1="6.793cm" svg:x2="8.647cm" svg:y2="4.344cm" draw:start-shape="id3" draw:start-glue-point="1" draw:end-shape="id15" draw:end-glue-point="3" svg:d="m6412 6793h1118v-2449h1117">
            <text:p/>
          </draw:connector>
          <draw:connector draw:style-name="gr2" draw:text-style-name="P2" draw:layer="layout" draw:type="line" svg:x1="8.647cm" svg:y1="4.344cm" svg:x2="6.412cm" svg:y2="4.348cm" draw:start-shape="id15" draw:end-shape="id1" draw:end-glue-point="1" svg:d="m8647 4344-2235 4">
            <text:p/>
          </draw:connector>
          <draw:connector draw:style-name="gr2" draw:text-style-name="P2" draw:id="id7" draw:layer="layout" svg:x1="18.401cm" svg:y1="6.793cm" svg:x2="13.958cm" svg:y2="6.793cm" svg:d="m18401 6793h-4443">
            <text:p/>
          </draw:connector>
          <draw:connector draw:style-name="gr2" draw:text-style-name="P2" draw:layer="layout" draw:line-skew="5.027cm 2.167cm" svg:x1="36.276cm" svg:y1="9.879cm" svg:x2="21.21cm" svg:y2="9.993cm" draw:start-shape="id13" draw:start-glue-point="6" draw:end-shape="id9" draw:end-glue-point="2" svg:d="m36276 9879h-1151v2782h-13915v-2668">
            <text:p/>
          </draw:connector>
          <draw:connector draw:style-name="gr2" draw:text-style-name="P2" draw:layer="layout" svg:x1="8.647cm" svg:y1="6.793cm" svg:x2="6.412cm" svg:y2="4.348cm" draw:start-shape="id4" draw:start-glue-point="3" draw:end-shape="id1" draw:end-glue-point="1" svg:d="m8647 6793h-1117v-2445h-1118">
            <text:p/>
          </draw:connector>
          <draw:connector draw:style-name="gr2" draw:text-style-name="P2" draw:layer="layout" svg:x1="11.352cm" svg:y1="6.119cm" svg:x2="6.412cm" svg:y2="6.793cm" draw:start-shape="id4" draw:start-glue-point="0" draw:end-shape="id3" draw:end-glue-point="1" svg:d="m11352 6119v-501h-3822v1175h-1118">
            <text:p/>
          </draw:connector>
          <draw:connector draw:style-name="gr2" draw:text-style-name="P2" draw:layer="layout" svg:x1="11.352cm" svg:y1="8.644cm" svg:x2="11.352cm" svg:y2="7.467cm" draw:start-shape="id5" draw:start-glue-point="0" draw:end-shape="id4" draw:end-glue-point="2" svg:d="m11352 8644v-1177">
            <text:p/>
          </draw:connector>
          <draw:rect draw:style-name="gr9" draw:text-style-name="P3" draw:layer="layout" svg:width="4.071cm" svg:height="0.849cm" svg:x="14.256cm" svg:y="7.381cm">
            <text:p text:style-name="P3"><text:span text:style-name="T5">Non-influenza</text:span></text:p>
          </draw:rect>
          <draw:rect draw:style-name="gr9" draw:text-style-name="P3" draw:layer="layout" svg:width="4.072cm" svg:height="0.849cm" svg:x="24.148cm" svg:y="7.381cm">
            <text:p text:style-name="P3"><text:span text:style-name="T5">Wait Period</text:span></text:p>
          </draw:rect>
          <draw:connector draw:style-name="gr2" draw:text-style-name="P2" draw:layer="layout" svg:x1="21.21cm" svg:y1="8.645cm" svg:x2="21.21cm" svg:y2="7.467cm" draw:start-shape="id9" draw:start-glue-point="0" draw:end-shape="id8" draw:end-glue-point="2" svg:d="m21210 8645v-1178">
            <text:p/>
          </draw:connector>
          <draw:connector draw:style-name="gr10" draw:text-style-name="P2" draw:layer="layout" svg:x1="21.21cm" svg:y1="9.993cm" svg:x2="36.276cm" svg:y2="13.04cm" draw:start-shape="id9" draw:start-glue-point="2" draw:end-shape="id14" draw:end-glue-point="3" svg:d="m21210 9993v3047h15066">
            <text:p/>
          </draw:connector>
          <draw:rect draw:style-name="gr3" draw:text-style-name="P3" draw:id="id14" draw:layer="layout" svg:width="5.415cm" svg:height="1.348cm" svg:x="36.276cm" svg:y="12.366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 text:style-name="P3"><text:span text:style-name="T1">Sample Published</text:span></text:p>
          </draw:rect>
          <draw:rect draw:style-name="gr11" draw:text-style-name="P1" draw:layer="layout" svg:width="5.419cm" svg:height="0.017cm" svg:x="25.805cm" svg:y="5.782cm">
            <draw:glue-point draw:id="4" svg:x="-5.001cm" svg:y="-4.72cm"/>
            <draw:glue-point draw:id="5" svg:x="4.927cm" svg:y="-4.72cm"/>
            <draw:glue-point draw:id="6" svg:x="-5.001cm" svg:y="4.16cm"/>
            <draw:glue-point draw:id="7" svg:x="4.927cm" svg:y="6.384cm"/>
            <text:p text:style-name="P1"><text:span text:style-name="T3"/></text:p>
            <text:p text:style-name="P1"><text:span text:style-name="T3"/></text:p>
          </draw:rect>
          <draw:connector draw:style-name="gr12" draw:text-style-name="P7" draw:layer="layout" draw:line-skew="0.353cm 3.41cm" svg:x1="16.291cm" svg:y1="10.063cm" svg:x2="25.375cm" svg:y2="9.318cm" draw:start-shape="id6" draw:start-glue-point="6" draw:end-shape="id10" draw:end-glue-point="5" svg:d="m16291 10063v878h8357v-1623h727">
            <text:p/>
          </draw:connector>
          <draw:rect draw:style-name="gr9" draw:text-style-name="P3" draw:layer="layout" svg:width="4.066cm" svg:height="0.848cm" svg:x="14.259cm" svg:y="10.391cm">
            <text:p text:style-name="P3"><text:span text:style-name="T5">Influenza</text:span></text:p>
          </draw:rect>
          <draw:connector draw:style-name="gr5" draw:text-style-name="P2" draw:layer="layout" svg:x1="3.706cm" svg:y1="2.382cm" svg:x2="3.706cm" svg:y2="3.67cm" draw:start-shape="id2" draw:start-glue-point="2" draw:end-shape="id1" draw:end-glue-point="0" svg:d="m3706 2382v1288">
            <text:p/>
          </draw:connector>
          <draw:rect draw:style-name="gr9" draw:text-style-name="P3" draw:layer="layout" svg:width="4.067cm" svg:height="0.848cm" svg:x="24.151cm" svg:y="10.391cm">
            <text:p text:style-name="P3"><text:span text:style-name="T5">No Wait Period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1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Edworthy</meta:initial-creator>
    <meta:creation-date>2012-06-01T15:33:24</meta:creation-date>
    <dc:date>2012-06-01T15:40:17</dc:date>
    <dc:creator>Peter Edworthy</dc:creator>
    <meta:editing-duration>PT00H04M46S</meta:editing-duration>
    <meta:editing-cycles>1</meta:editing-cycles>
    <meta:generator>OpenOffice.org/3.1$Unix OpenOffice.org_project/310m19$Build-9420</meta:generator>
    <meta:document-statistic meta:object-count="57"/>
  </office:meta>
</office:document-meta>
</file>